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mplate">
      <style:text-properties officeooo:rsid="001e86ae" officeooo:paragraph-rsid="001faf0e"/>
    </style:style>
    <style:style style:name="P2" style:family="paragraph" style:parent-style-name="template">
      <style:text-properties officeooo:rsid="001da25b" officeooo:paragraph-rsid="001faf0e"/>
    </style:style>
    <style:style style:name="P3" style:family="paragraph" style:parent-style-name="template" style:list-style-name="L1">
      <style:text-properties officeooo:rsid="001e86ae" officeooo:paragraph-rsid="001faf0e"/>
    </style:style>
    <style:style style:name="P4" style:family="paragraph" style:parent-style-name="template" style:list-style-name="L2">
      <style:text-properties officeooo:rsid="001e86ae" officeooo:paragraph-rsid="001faf0e"/>
    </style:style>
    <style:style style:name="P5" style:family="paragraph" style:parent-style-name="template" style:list-style-name="L1">
      <style:text-properties officeooo:rsid="001da25b" officeooo:paragraph-rsid="001faf0e"/>
    </style:style>
    <style:style style:name="P6" style:family="paragraph" style:parent-style-name="template" style:list-style-name="L2">
      <style:text-properties officeooo:rsid="001da25b" officeooo:paragraph-rsid="001faf0e"/>
    </style:style>
    <style:style style:name="P7" style:family="paragraph" style:parent-style-name="template" style:list-style-name="L1">
      <style:text-properties officeooo:rsid="00206886" officeooo:paragraph-rsid="001faf0e"/>
    </style:style>
    <style:style style:name="P8" style:family="paragraph" style:parent-style-name="template" style:list-style-name="L2">
      <style:text-properties officeooo:rsid="00206886" officeooo:paragraph-rsid="001faf0e"/>
    </style:style>
    <style:style style:name="T1" style:family="text">
      <style:text-properties officeooo:rsid="00206886"/>
    </style:style>
    <style:style style:name="T2" style:family="text">
      <style:text-properties officeooo:rsid="001e86ae"/>
    </style:style>
    <style:style style:name="T3" style:family="text">
      <style:text-properties style:use-window-font-color="true" loext:opacity="0%" style:font-name="Arial" fo:font-size="11pt" fo:language="en" fo:country="US" fo:font-style="italic" style:font-name-asian="Times New Roman" style:font-size-asian="11pt" style:font-style-asian="italic" style:font-name-complex="Arial" style:font-size-complex="10pt" style:language-complex="ar" style:country-complex="S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<text:span text:style-name="T2">l</text:span>untario user:</text:p>
      <text:p text:style-name="P2"><text:tab/><text:tab/></text:p>
      <text:list xml:id="list2103625046" text:style-name="L1">
        <text:list-item>
          <text:p text:style-name="P3">Anotarse a asociacion</text:p>
        </text:list-item>
        <text:list-item>
          <text:p text:style-name="P3">Ver perfil</text:p>
        </text:list-item>
        <text:list-item>
          <text:p text:style-name="P3">Editar <text:span text:style-name="T3">perfil</text:span></text:p>
        </text:list-item>
        <text:list-item>
          <text:p text:style-name="P5">Listar salidas</text:p>
        </text:list-item>
        <text:list-item>
          <text:p text:style-name="P3">Ver detalle de salidas</text:p>
        </text:list-item>
        <text:list-item>
          <text:p text:style-name="P5">Anotarse a salida</text:p>
        </text:list-item>
        <text:list-item>
          <text:p text:style-name="P5">Desanotarse de salida</text:p>
        </text:list-item>
        <text:list-item>
          <text:p text:style-name="P3">Ver historial de salidas <text:span text:style-name="T1">propias</text:span></text:p>
        </text:list-item>
        <text:list-item>
          <text:p text:style-name="P7">Listar reuniones</text:p>
        </text:list-item>
        <text:list-item>
          <text:p text:style-name="P5">Anotarse a <text:span text:style-name="T2">reunion</text:span></text:p>
        </text:list-item>
        <text:list-item>
          <text:p text:style-name="P5">Desanotarse de <text:span text:style-name="T2">reunion</text:span></text:p>
        </text:list-item>
        <text:list-item>
          <text:p text:style-name="P7">Listar actividades</text:p>
        </text:list-item>
        <text:list-item>
          <text:p text:style-name="P5">Anotarse a <text:span text:style-name="T2">actividad</text:span></text:p>
        </text:list-item>
        <text:list-item>
          <text:p text:style-name="P5">Desanotarse de <text:span text:style-name="T2">actividad</text:span></text:p>
        </text:list-item>
        <text:list-item>
          <text:p text:style-name="P3">Crear reporte</text:p>
        </text:list-item>
        <text:list-item>
          <text:p text:style-name="P3">Listar reportes <text:span text:style-name="T1">propios</text:span></text:p>
        </text:list-item>
        <text:list-item>
          <text:p text:style-name="P3">Ver reporte </text:p>
        </text:list-item>
        <text:list-item>
          <text:p text:style-name="P3">Editar reporte</text:p>
          <text:p text:style-name="P3"/>
        </text:list-item>
      </text:list>
      <text:p text:style-name="P1">Administrador user</text:p>
      <text:list xml:id="list3881469762" text:style-name="L2">
        <text:list-header>
          <text:p text:style-name="P6"/>
        </text:list-header>
        <text:list-item>
          <text:p text:style-name="P8">Listar solicitudes de ingreso de voluntarios</text:p>
        </text:list-item>
        <text:list-item>
          <text:p text:style-name="P8">Aprobar solicitud de ingreso de voluntario</text:p>
        </text:list-item>
        <text:list-item>
          <text:p text:style-name="P8">Rechazar solicitud de ingreso de voluntario</text:p>
        </text:list-item>
        <text:list-item>
          <text:p text:style-name="P6"><text:span text:style-name="T2">Crear</text:span> <text:span text:style-name="T1">parque</text:span></text:p>
        </text:list-item>
        <text:list-item>
          <text:p text:style-name="P6">Listar <text:span text:style-name="T1">parques</text:span> </text:p>
        </text:list-item>
        <text:list-item>
          <text:p text:style-name="P4">Ver detalle de <text:span text:style-name="T1">parque</text:span> </text:p>
        </text:list-item>
        <text:list-item>
          <text:p text:style-name="P6"><text:span text:style-name="T2">Editar </text:span><text:span text:style-name="T1">parque</text:span></text:p>
        </text:list-item>
        <text:list-item>
          <text:p text:style-name="P8">Listar voluntarios</text:p>
        </text:list-item>
        <text:list-item>
          <text:p text:style-name="P8">Ver detalle de voluntario</text:p>
        </text:list-item>
        <text:list-item>
          <text:p text:style-name="P8">Editar voluntario</text:p>
        </text:list-item>
        <text:list-item>
          <text:p text:style-name="P6"><text:span text:style-name="T2">Crear</text:span> salidas</text:p>
        </text:list-item>
        <text:list-item>
          <text:p text:style-name="P6">Listar salidas </text:p>
        </text:list-item>
        <text:list-item>
          <text:p text:style-name="P4">Ver detalle de salida </text:p>
        </text:list-item>
        <text:list-item>
          <text:p text:style-name="P6"><text:span text:style-name="T2">Editar </text:span>salida</text:p>
        </text:list-item>
        <text:list-item>
          <text:p text:style-name="P6">Anotarse a salida</text:p>
        </text:list-item>
        <text:list-item>
          <text:p text:style-name="P6">Desanotarse de salida</text:p>
        </text:list-item>
        <text:list-item>
          <text:p text:style-name="P4">Ver historial de salidas</text:p>
        </text:list-item>
        <text:list-item>
          <text:p text:style-name="P8">Crear reunion</text:p>
        </text:list-item>
        <text:list-item>
          <text:p text:style-name="P8">Listar reuniones</text:p>
        </text:list-item>
        <text:list-item>
          <text:p text:style-name="P8">Ver detalle de reunion</text:p>
        </text:list-item>
        <text:list-item>
          <text:p text:style-name="P8">Editar reunion</text:p>
        </text:list-item>
        <text:list-item>
          <text:p text:style-name="P6">Anotarse a <text:span text:style-name="T2">reunion</text:span></text:p>
        </text:list-item>
        <text:list-item>
          <text:p text:style-name="P6">Desanotarse de <text:span text:style-name="T2">reunion</text:span></text:p>
        </text:list-item>
        <text:list-item>
          <text:p text:style-name="P8">Crear actividad</text:p>
        </text:list-item>
        <text:list-item>
          <text:p text:style-name="P8">Listar activiades</text:p>
        </text:list-item>
        <text:list-item>
          <text:p text:style-name="P8">Editar actividad</text:p>
        </text:list-item>
        <text:list-item>
          <text:p text:style-name="P6">Anotarse a <text:span text:style-name="T2">actividad</text:span></text:p>
        </text:list-item>
        <text:list-item>
          <text:p text:style-name="P6">Desanotarse de <text:span text:style-name="T2">actividad</text:span></text:p>
        </text:list-item>
        <text:list-item>
          <text:p text:style-name="P4">Crear reporte</text:p>
        </text:list-item>
        <text:list-item>
          <text:p text:style-name="P4">Listar reportes <text:span text:style-name="T1">totales</text:span></text:p>
        </text:list-item>
        <text:list-item>
          <text:p text:style-name="P4"><text:soft-page-break/>Ver reporte</text:p>
        </text:list-item>
        <text:list-item>
          <text:p text:style-name="P4">Modificar reporte <text:span text:style-name="T1">propi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5:53:04.336716760</meta:creation-date>
    <meta:editing-duration>PT1M</meta:editing-duration>
    <meta:editing-cycles>2</meta:editing-cycles>
    <meta:generator>LibreOffice/7.3.7.2$Linux_X86_64 LibreOffice_project/30$Build-2</meta:generator>
    <dc:date>2023-03-31T15:54:03.354132791</dc:date>
    <meta:document-statistic meta:table-count="0" meta:image-count="0" meta:object-count="0" meta:page-count="2" meta:paragraph-count="55" meta:word-count="199" meta:character-count="1062" meta:non-whitespace-character-count="960"/>
  </office:meta>
</office:document-meta>
</file>